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name-complex="Times New Roman2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2" style:font-size-complex="14pt"/>
    </style:style>
    <style:style style:name="P8" style:family="paragraph" style:parent-style-name="Standard">
      <style:paragraph-properties fo:line-height="100%"/>
      <style:text-properties style:font-name="Times New Roman" fo:font-size="12pt" style:font-size-asian="12pt" style:font-name-complex="Times New Roman2" style:font-size-complex="12pt"/>
    </style:style>
    <style:style style:name="P9" style:family="paragraph" style:parent-style-name="Standard">
      <style:paragraph-properties fo:line-height="100%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1.27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-complex="Times New Roman2"/>
    </style:style>
    <style:style style:name="P12" style:family="paragraph" style:parent-style-name="Standard">
      <style:paragraph-properties fo:text-align="center" style:justify-single-word="false"/>
      <style:text-properties style:font-name-complex="Times New Roman2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Times New Roman2" style:font-size-complex="14pt"/>
    </style:style>
    <style:style style:name="P14" style:family="paragraph" style:parent-style-name="Standard">
      <style:paragraph-properties fo:text-align="end" style:justify-single-word="false"/>
      <style:text-properties fo:font-size="14pt" fo:language="ru" fo:country="RU" style:font-size-asian="14pt" style:font-name-complex="Times New Roman2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style:font-size-asian="14pt" style:font-name-complex="Times New Roman2" style:font-size-complex="14pt"/>
    </style:style>
    <style:style style:name="P16" style:family="paragraph" style:parent-style-name="Standard">
      <style:paragraph-properties fo:line-height="10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7" style:family="paragraph" style:parent-style-name="Heading_20_3">
      <style:text-properties fo:font-size="14pt" style:font-size-asian="14pt" style:font-size-complex="14pt"/>
    </style:style>
    <style:style style:name="P18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2pt" style:font-size-asian="12pt" style:font-size-complex="12pt"/>
    </style:style>
    <style:style style:name="P19" style:family="paragraph" style:parent-style-name="Heading_20_2">
      <style:paragraph-properties fo:margin-left="0cm" fo:margin-right="0cm" fo:margin-top="0.071cm" fo:margin-bottom="0.499cm" fo:text-indent="1.27cm" style:auto-text-indent="false"/>
      <style:text-properties style:font-name="Times New Roman1" fo:font-size="12pt"/>
    </style:style>
    <style:style style:name="P20" style:family="paragraph" style:parent-style-name="Heading_20_1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26pt" fo:language="en" fo:country="US" fo:font-weight="bold" style:font-size-asian="26pt" style:font-weight-asian="bold" style:font-size-complex="26pt" style:font-weight-complex="bold"/>
    </style:style>
    <style:style style:name="P22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name-complex="Times New Roman2" style:font-size-complex="12pt"/>
    </style:style>
    <style:style style:name="P23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T1" style:family="text">
      <style:text-properties style:font-name-complex="Times New Roman2"/>
    </style:style>
    <style:style style:name="T2" style:family="text">
      <style:text-properties fo:font-size="14pt" style:font-size-asian="14pt" style:font-name-complex="Times New Roman2" style:font-size-complex="14pt"/>
    </style:style>
    <style:style style:name="T3" style:family="text">
      <style:text-properties fo:font-size="14pt" fo:language="ru" fo:country="RU" style:font-size-asian="14pt" style:font-name-complex="Times New Roman2" style:font-size-complex="14pt"/>
    </style:style>
    <style:style style:name="T4" style:family="text">
      <style:text-properties fo:font-size="14pt" fo:language="en" fo:country="US" style:font-size-asian="14pt" style:font-name-complex="Times New Roman2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name-complex="Times New Roman2"/>
    </style:style>
    <style:style style:name="T7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8" style:family="text">
      <style:text-properties style:font-name="Times New Roman1"/>
    </style:style>
    <style:style style:name="T9" style:family="text">
      <style:text-properties style:font-name="Times New Roman1" fo:font-size="12pt"/>
    </style:style>
    <style:style style:name="T10" style:family="text">
      <style:text-properties style:font-name="Times New Roman1" style:font-name-complex="Times New Roman2"/>
    </style:style>
    <style:style style:name="T11" style:family="text">
      <style:text-properties style:font-name="Times New Roman1" fo:language="en" fo:country="US" style:font-name-complex="Times New Roman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науки <text:s/>и высшего образования Российской Федерации</text:p>
      <text:p text:style-name="P3">Федеральное государственное бюджетное образовательное учреждение</text:p>
      <text:p text:style-name="P3">высшего образования «Новгородский Государственный Университет имени Ярослава Мудрого»</text:p>
      <text:p text:style-name="P4"/>
      <text:p text:style-name="P1"><text:span text:style-name="T2">Кафедра </text:span><text:span text:style-name="T3">информационных технологий и систем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pan text:style-name="T8">Организация FS</text:span> <text:span text:style-name="T8">в UNIX. Работа с файлами. Понятие о memory</text:span> <text:span text:style-name="T8">mapped</text:span> <text:span text:style-name="T8">files</text:span></text:p>
      <text:p text:style-name="P1"><text:span text:style-name="T3">Лабораторная работа №</text:span><text:span text:style-name="T4">8</text:span><text:span text:style-name="T3"> по дисциплине</text:span></text:p>
      <text:p text:style-name="P7">Операционные системы 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и студенты гр. 8091</text:p>
      <text:p text:style-name="P14">Кулаков Игорь Юрьевич</text:p>
      <text:p text:style-name="P5"/>
      <text:p text:style-name="P5">_________________/______________________/</text:p>
      <text:p text:style-name="P6"/>
      <text:p text:style-name="P6"/>
      <text:p text:style-name="P1"><text:span text:style-name="T2">Принял</text:span><text:span text:style-name="T3"> </text:span></text:p>
      <text:p text:style-name="P5">_________________/______________________/</text:p>
      <text:p text:style-name="P2"/>
      <text:p text:style-name="P2"/>
      <text:list xml:id="list4701161080611927283" text:style-name="Outline">
        <text:list-item>
          <text:list>
            <text:list-item>
              <text:list>
                <text:list-item>
                  <text:h text:style-name="P17" text:outline-level="3">Великий Новгород</text:h>
                </text:list-item>
                <text:list-item>
                  <text:h text:style-name="P17" text:outline-level="3">2020</text:h>
                </text:list-item>
              </text:list>
            </text:list-item>
          </text:list>
        </text:list-item>
      </text:list>
      <text:p text:style-name="P8"/>
      <text:list xml:id="list37405969" text:continue-numbering="true" text:style-name="Outline">
        <text:list-item>
          <text:h text:style-name="P20" text:outline-level="1"><text:bookmark text:name="_Toc311745004"/><text:soft-page-break/><text:span text:style-name="T10">Лабораторная работа №8 –«Организация </text:span><text:span text:style-name="T11">FS</text:span><text:span text:style-name="T1"> </text:span><text:span text:style-name="T10">в </text:span><text:span text:style-name="T11">UNIX</text:span><text:span text:style-name="T10">. Работа с файлами. Понятие о </text:span><text:span text:style-name="T11">memory</text:span><text:span text:style-name="T1"> </text:span><text:span text:style-name="T11">mapped</text:span><text:span text:style-name="T1"> </text:span><text:span text:style-name="T11">files</text:span><text:span text:style-name="T10">.»</text:span></text:h>
          <text:list>
            <text:list-item>
              <text:h text:style-name="P19" text:outline-level="2"><text:bookmark text:name="_Toc311745005"/>Задание на лабораторную работу</text:h>
            </text:list-item>
          </text:list>
        </text:list-item>
      </text:list>
      <text:p text:style-name="P24">Написать программу для работы с файлами, проецируемыми в память.</text:p>
      <text:p text:style-name="P24">В параметрах командной строки программа должна получить имена двух файлов.</text:p>
      <text:p text:style-name="P24">Первый файл должен содержать входные данные - короткий текст на английском языке. Достаточно нескольких предложений. (Например, их можно скопировать со страницы справки <text:span text:style-name="T5">man</text:span> <text:span text:style-name="T5">mmap</text:span>, или с любой страницы из интернета.)</text:p>
      <text:p text:style-name="P24">Второй файл (выходной) требуется открыть, если надо, то создать, и спроецировать в память текущего процесса.</text:p>
      <text:p text:style-name="P24">Программа должна прочитать входной файл, размещая получаемые данные в памяти, в которую спроецирован выходной файл.</text:p>
      <text:p text:style-name="P24">В конце работы требуется освободить все выделенные ресурсы и закрыть оба файла.</text:p>
      <text:p text:style-name="P23"><text:span text:style-name="T1"/></text:p>
      <text:p text:style-name="P22"/>
      <text:p text:style-name="P16">Код: </text:p>
      <text:p text:style-name="P9"><text:span text:style-name="T7">#include &lt;stdio.h&gt;<text:line-break/>#include &lt;sys/shm.h&gt;<text:line-break/>#include &lt;stdlib.h&gt;<text:line-break/>#include &lt;pthread.h&gt;<text:line-break/>#include &lt;unistd.h&gt;<text:line-break/>#include &lt;sys/types.h&gt;<text:line-break/>#include &lt;sys/wait.h&gt;<text:line-break/>#include &lt;string.h&gt;<text:line-break/>#include &lt;fcntl.h&gt;<text:line-break/>#include &lt;sys/stat.h&gt;<text:line-break/>#include &lt;sys/sem.h&gt;<text:line-break/>#include &lt;sys/msg.h&gt;<text:line-break/>#include &lt;sys/ipc.h&gt;<text:line-break/>#include &lt;fcntl.h&gt;<text:line-break/>#include &lt;sys/mman.h&gt;<text:line-break/>#include &lt;sys/stat.h&gt;<text:line-break/><text:line-break/><text:line-break/>int main(int argc, char** argv) <text:line-break/>{<text:line-break/><text:tab/>char* from = argv[1];<text:line-break/><text:tab/>char* to = argv[2];<text:line-break/><text:tab/>int fmapd = open(from, O_RDWR | O_CREAT, 0600);<text:line-break/> <text:s text:c="7"/>if (fmapd &lt; 0)<text:line-break/> <text:s text:c="7"/>{<text:line-break/> <text:s text:c="7"/><text:tab/>perror("error with open of map file");<text:line-break/> <text:s text:c="6"/><text:tab/><text:tab/>return -1;<text:line-break/> <text:s text:c="7"/>}<text:line-break/><text:tab/>int nfmapd = open(to, O_RDWR | O_CREAT, 0600);<text:line-break/> <text:s text:c="7"/>if (nfmapd &lt; 0)<text:line-break/> <text:s text:c="7"/>{<text:line-break/></text:span><text:soft-page-break/><text:span text:style-name="T7"> <text:s text:c="7"/><text:tab/>perror("error with open of map file");<text:line-break/> <text:s text:c="6"/><text:tab/><text:tab/>return -1;<text:line-break/> <text:s text:c="7"/>}<text:line-break/><text:tab/>struct stat *stat1;<text:line-break/><text:tab/>fstat (fmapd, stat1);<text:line-break/><text:tab/>int maxdatalength = stat1-&gt;st_size;<text:line-break/><text:tab/>char *data = (char *)mmap(NULL, maxdatalength, PROT_WRITE | PROT_READ, MAP_SHARED, fmapd, 0);<text:line-break/> <text:s text:c="3"/>if (MAP_FAILED == data)<text:line-break/> <text:s text:c="3"/>{<text:line-break/> <text:s text:c="7"/>perror("error with mmap");<text:line-break/> <text:s text:c="7"/>return -2;<text:line-break/> <text:s text:c="3"/>}<text:line-break/><text:tab/>lseek (nfmapd, 0, SEEK_SET);<text:line-break/><text:tab/>write (nfmapd, data, maxdatalength);<text:line-break/><text:tab/>ftruncate(nfmapd, maxdatalength);<text:line-break/><text:tab/>close (fmapd);<text:line-break/><text:tab/>close (nfmapd);<text:line-break/><text:tab/><text:line-break/>}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style:font-name-asian="Times New Roman2" style:language-asian="ru" style:country-asian="RU" style:font-name-complex="Times New Roman2" style:font-size-complex="10pt"/>
    </style:style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style:font-name="Times New Roman" fo:font-size="12pt" fo:language="de" fo:country="DE" style:letter-kerning="true" style:font-name-asian="Times New Roman2" style:font-size-asian="12pt" style:language-asian="ru" style:country-asian="RU" style:font-name-complex="Times New Roman2" style:font-size-complex="10pt" style:language-complex="fa" style:country-complex="IR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size="13pt" style:font-size-asian="13pt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3</meta:editing-cycles>
    <meta:creation-date>2020-03-31T14:39:00</meta:creation-date>
    <dc:date>2020-04-13T17:20:39.06</dc:date>
    <meta:editing-duration>PT4M50S</meta:editing-duration>
    <meta:generator>OpenOffice/4.1.7$Win32 OpenOffice.org_project/417m1$Build-9800</meta:generator>
    <meta:document-statistic meta:table-count="0" meta:image-count="0" meta:object-count="0" meta:page-count="3" meta:paragraph-count="24" meta:word-count="306" meta:character-count="246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